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3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Quantità acquistata</text:p>
          </table:table-cell>
          <table:table-cell table:style-name="ce1" office:value-type="string" calcext:value-type="string">
            <text:p>Prezzo di acquisto</text:p>
          </table:table-cell>
          <table:table-cell table:style-name="ce1" office:value-type="string" calcext:value-type="string">
            <text:p>Quantità venduta</text:p>
          </table:table-cell>
          <table:table-cell table:style-name="ce1" office:value-type="string" calcext:value-type="string">
            <text:p>Prezzo di vendita</text:p>
          </table:table-cell>
          <table:table-cell table:style-name="ce1" office:value-type="string" calcext:value-type="string">
            <text:p>Profitto</text:p>
          </table:table-cell>
        </table:table-row>
        <table:table-row table:style-name="ro1">
          <table:table-cell office:value-type="float" office:value="1E+018" calcext:value-type="float">
            <text:p>1.0000E+018</text:p>
          </table:table-cell>
          <table:table-cell office:value-type="float" office:value="2.0521E+017" calcext:value-type="float">
            <text:p>2.0521E+017</text:p>
          </table:table-cell>
          <table:table-cell table:formula="of:=[.A2]" office:value-type="float" office:value="1E+018" calcext:value-type="float">
            <text:p>1.0000E+018</text:p>
          </table:table-cell>
          <table:table-cell office:value-type="float" office:value="2.32E+017" calcext:value-type="float">
            <text:p>2.3200E+017</text:p>
          </table:table-cell>
          <table:table-cell table:formula="of:=[.A2]*([.D2]-[.B2])/1E+018" office:value-type="float" office:value="2.679E+016" calcext:value-type="float">
            <text:p>2.6790E+016</text:p>
          </table:table-cell>
        </table:table-row>
        <table:table-row table:style-name="ro1">
          <table:table-cell office:value-type="float" office:value="5E+022" calcext:value-type="float">
            <text:p>5.0000E+022</text:p>
          </table:table-cell>
          <table:table-cell office:value-type="float" office:value="2.106394E+017" calcext:value-type="float">
            <text:p>2.1064E+017</text:p>
          </table:table-cell>
          <table:table-cell table:formula="of:=[.A3]" office:value-type="float" office:value="5E+022" calcext:value-type="float">
            <text:p>5.0000E+022</text:p>
          </table:table-cell>
          <table:table-cell office:value-type="float" office:value="2.22862E+017" calcext:value-type="float">
            <text:p>2.2286E+017</text:p>
          </table:table-cell>
          <table:table-cell table:formula="of:=[.A3]*([.D3]-[.B3])/1E+018" office:value-type="float" office:value="6.11129999999998E+020" calcext:value-type="float">
            <text:p>6.1113E+020</text:p>
          </table:table-cell>
        </table:table-row>
        <table:table-row table:style-name="ro1">
          <table:table-cell office:value-type="float" office:value="4.9999E+022" calcext:value-type="float">
            <text:p>4.9999E+022</text:p>
          </table:table-cell>
          <table:table-cell office:value-type="float" office:value="2.30428E+017" calcext:value-type="float">
            <text:p>2.3043E+017</text:p>
          </table:table-cell>
          <table:table-cell table:formula="of:=[.A4]" office:value-type="float" office:value="4.9999E+022" calcext:value-type="float">
            <text:p>4.9999E+022</text:p>
          </table:table-cell>
          <table:table-cell office:value-type="float" office:value="2.25867E+017" calcext:value-type="float">
            <text:p>2.2587E+017</text:p>
          </table:table-cell>
          <table:table-cell table:formula="of:=[.A4]*([.D4]-[.B4])/1E+018" office:value-type="float" office:value="-2.28045439E+020" calcext:value-type="float">
            <text:p>-2.2805E+020</text:p>
          </table:table-cell>
        </table:table-row>
        <table:table-row table:style-name="ro1">
          <table:table-cell office:value-type="float" office:value="5E+022" calcext:value-type="float">
            <text:p>5.0000E+022</text:p>
          </table:table-cell>
          <table:table-cell office:value-type="float" office:value="2.194408E+017" calcext:value-type="float">
            <text:p>2.1944E+017</text:p>
          </table:table-cell>
          <table:table-cell table:formula="of:=[.A5]" office:value-type="float" office:value="5E+022" calcext:value-type="float">
            <text:p>5.0000E+022</text:p>
          </table:table-cell>
          <table:table-cell office:value-type="float" office:value="2.32E+017" calcext:value-type="float">
            <text:p>2.3200E+017</text:p>
          </table:table-cell>
          <table:table-cell table:formula="of:=[.A5]*([.D5]-[.B5])/1E+018" office:value-type="float" office:value="6.2796E+020" calcext:value-type="float">
            <text:p>6.2796E+020</text:p>
          </table:table-cell>
        </table:table-row>
        <table:table-row table:style-name="ro1">
          <table:table-cell office:value-type="float" office:value="1E+018" calcext:value-type="float">
            <text:p>1.0000E+018</text:p>
          </table:table-cell>
          <table:table-cell office:value-type="float" office:value="2.194408E+017" calcext:value-type="float">
            <text:p>2.1944E+017</text:p>
          </table:table-cell>
          <table:table-cell table:formula="of:=[.A6]" office:value-type="float" office:value="1E+018" calcext:value-type="float">
            <text:p>1.0000E+018</text:p>
          </table:table-cell>
          <table:table-cell office:value-type="float" office:value="2.25867E+017" calcext:value-type="float">
            <text:p>2.2587E+017</text:p>
          </table:table-cell>
          <table:table-cell table:formula="of:=[.A6]*([.D6]-[.B6])/1E+018" office:value-type="float" office:value="6426200000000000" calcext:value-type="float">
            <text:p>6.4262E+01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ce1" office:value-type="string" calcext:value-type="string">
            <text:p>Profitto medio</text:p>
          </table:table-cell>
          <table:table-cell table:style-name="ce1" office:value-type="string" calcext:value-type="string">
            <text:p>Deviazione Standard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Operazioni in positivo</text:p>
          </table:table-cell>
          <table:table-cell table:style-name="ce3" table:formula="of:=AVERAGE([.E2];[.E3];[.E5];[.E6])" office:value-type="float" office:value="3.09780804049999E+020" calcext:value-type="float">
            <text:p>3.0978E+20</text:p>
          </table:table-cell>
          <table:table-cell table:style-name="ce3" table:formula="of:=COM.MICROSOFT.STDEV.P([.E2];[.E3];[.E5];[.E6])" office:value-type="float" office:value="3.09821340867419E+020" calcext:value-type="float">
            <text:p>3.0982E+20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Operazioni in negativo</text:p>
          </table:table-cell>
          <table:table-cell table:style-name="ce3" table:formula="of:=[.E4]" office:value-type="float" office:value="-2.28045439E+020" calcext:value-type="float">
            <text:p>-2.2805E+20</text:p>
          </table:table-cell>
          <table:table-cell table:style-name="ce3" office:value-type="float" office:value="0" calcext:value-type="float">
            <text:p>0.00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12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3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7">
      <number:number number:decimal-places="1" loext:min-decimal-places="1" number:min-integer-digits="1"/>
    </number:number-style>
    <number:number-style style:name="N118">
      <number:scientific-number number:decimal-places="5" loext:min-decimal-places="5" number:min-integer-digits="1" number:min-exponent-digits="3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8:20:37.379919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2:42:31.295665278</meta:creation-date>
    <dc:date>2020-07-10T19:13:11.573841167</dc:date>
    <meta:editing-duration>PT42M58S</meta:editing-duration>
    <meta:editing-cycles>3</meta:editing-cycles>
    <meta:generator>LibreOffice/6.1.5.2$Linux_X86_64 LibreOffice_project/10$Build-2</meta:generator>
    <meta:document-statistic meta:table-count="1" meta:cell-count="38" meta:object-count="0"/>
  </office:meta>
</office:document-meta>
</file>